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120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0"/>
    <style:style style:name="ce5" style:family="table-cell" style:parent-style-name="Default" style:data-style-name="N120"/>
    <style:style style:name="ce6" style:family="table-cell" style:parent-style-name="Default" style:data-style-name="N2"/>
    <style:style style:name="ce7" style:family="table-cell" style:parent-style-name="Default" style:data-style-name="N130"/>
  </office:automatic-styles>
  <office:body>
    <office:spreadsheet>
      <table:calculation-settings table:case-sensitive="false" table:search-criteria-must-apply-to-whole-cell="false"/>
      <table:table table:name="Excel2LaTeX" table:style-name="ta1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RangeAddress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CellWidth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FileName</text:p>
          </table:table-cell>
          <table:table-cell table:number-columns-repeated="1019"/>
        </table:table-row>
        <table:table-row table:style-name="ro1">
          <table:table-cell table:formula="of:=COUNT([$Länge.$B$7:.$C$56])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elle1.tex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änge" table:style-name="ta2"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1021" table:default-cell-style-name="ce4"/>
        <table:table-row table:style-name="ro2">
          <table:table-cell office:value-type="string" calcext:value-type="string">
            <text:p>Länge in px</text:p>
          </table:table-cell>
          <table:table-cell office:value-type="string" calcext:value-type="string">
            <text:p>#Linie</text:p>
          </table:table-cell>
          <table:table-cell office:value-type="string" calcext:value-type="string">
            <text:p>Länge in A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6" table:formula="of:=[.A2]*10/256" office:value-type="float" office:value="1.484375" calcext:value-type="float">
            <text:p>1.4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6" table:formula="of:=[.A3]*10/256" office:value-type="float" office:value="1.1328125" calcext:value-type="float">
            <text:p>1.1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6" table:formula="of:=[.A4]*10/256" office:value-type="float" office:value="0.9765625" calcext:value-type="float">
            <text:p>0.98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style-name="ce6" table:formula="of:=[.A5]*10/256" office:value-type="float" office:value="1.5234375" calcext:value-type="float">
            <text:p>1.5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style-name="ce6" table:formula="of:=[.A6]*10/256" office:value-type="float" office:value="1.4453125" calcext:value-type="float">
            <text:p>1.45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6" table:formula="of:=[.A7]*10/256" office:value-type="float" office:value="1.3671875" calcext:value-type="float">
            <text:p>1.37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6" table:formula="of:=[.A8]*10/256"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style-name="ce6" table:formula="of:=[.A9]*10/256" office:value-type="float" office:value="1.40625" calcext:value-type="float">
            <text:p>1.41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6" table:formula="of:=[.A10]*10/256" office:value-type="float" office:value="0.9375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6" table:formula="of:=[.A11]*10/256" office:value-type="float" office:value="1.5625" calcext:value-type="float">
            <text:p>1.56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6" table:formula="of:=[.A12]*10/256" office:value-type="float" office:value="0.9375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6" table:formula="of:=[.A13]*10/256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6" table:formula="of:=[.A14]*10/256"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style-name="ce6" table:formula="of:=[.A15]*10/256" office:value-type="float" office:value="1.328125" calcext:value-type="float">
            <text:p>1.33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6" table:formula="of:=[.A16]*10/256" office:value-type="float" office:value="1.3671875" calcext:value-type="float">
            <text:p>1.37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style-name="ce6" table:formula="of:=[.A17]*10/256" office:value-type="float" office:value="1.484375" calcext:value-type="float">
            <text:p>1.48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style-name="ce6" table:formula="of:=[.A18]*10/256" office:value-type="float" office:value="1.40625" calcext:value-type="float">
            <text:p>1.4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6" table:formula="of:=[.A19]*10/256" office:value-type="float" office:value="0.9375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style-name="ce6" table:formula="of:=[.A20]*10/256" office:value-type="float" office:value="1.328125" calcext:value-type="float">
            <text:p>1.33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6" table:formula="of:=[.A21]*10/256" office:value-type="float" office:value="0.78125" calcext:value-type="float">
            <text:p>0.78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6" table:formula="of:=[.A22]*10/256" office:value-type="float" office:value="1.5234375" calcext:value-type="float">
            <text:p>1.52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6" table:formula="of:=[.A23]*10/256" office:value-type="float" office:value="1.328125" calcext:value-type="float">
            <text:p>1.3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style-name="ce6" table:formula="of:=[.A24]*10/256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6" table:formula="of:=[.A25]*10/256"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6" table:formula="of:=[.A26]*10/256" office:value-type="float" office:value="1.171875" calcext:value-type="float">
            <text:p>1.17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style-name="ce6" table:formula="of:=[.A27]*10/256" office:value-type="float" office:value="1.5234375" calcext:value-type="float">
            <text:p>1.52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style-name="ce6" table:formula="of:=[.A28]*10/256" office:value-type="float" office:value="1.5625" calcext:value-type="float">
            <text:p>1.56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style-name="ce6" table:formula="of:=[.A29]*10/256" office:value-type="float" office:value="1.40625" calcext:value-type="float">
            <text:p>1.4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style-name="ce6" table:formula="of:=[.A30]*10/256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6" table:formula="of:=[.A31]*10/256" office:value-type="float" office:value="0.7421875" calcext:value-type="float">
            <text:p>0.7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6" table:formula="of:=[.A32]*10/256" office:value-type="float" office:value="1.3671875" calcext:value-type="float">
            <text:p>1.37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6" table:formula="of:=[.A33]*10/256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style-name="ce6" table:formula="of:=[.A34]*10/256" office:value-type="float" office:value="0.9765625" calcext:value-type="float">
            <text:p>0.98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6" table:formula="of:=[.A35]*10/256" office:value-type="float" office:value="1.328125" calcext:value-type="float">
            <text:p>1.3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6" table:formula="of:=[.A36]*10/256" office:value-type="float" office:value="1.328125" calcext:value-type="float">
            <text:p>1.33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6" table:formula="of:=[.A38]*10/256"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style-name="ce6" table:formula="of:=[.A39]*10/256" office:value-type="float" office:value="1.25" calcext:value-type="float">
            <text:p>1.25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style-name="ce6" table:formula="of:=[.A40]*10/256"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6" table:formula="of:=[.A41]*10/256" office:value-type="float" office:value="1.4453125" calcext:value-type="float">
            <text:p>1.45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style-name="ce6" table:formula="of:=[.A42]*10/256" office:value-type="float" office:value="1.40625" calcext:value-type="float">
            <text:p>1.4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style-name="ce6" table:formula="of:=[.A43]*10/256" office:value-type="float" office:value="0.9375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style-name="ce6" table:formula="of:=[.A44]*10/256" office:value-type="float" office:value="1.2109375" calcext:value-type="float">
            <text:p>1.2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style-name="ce6" table:formula="of:=[.A45]*10/256" office:value-type="float" office:value="1.4453125" calcext:value-type="float">
            <text:p>1.45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style-name="ce6" table:formula="of:=[.A46]*10/256" office:value-type="float" office:value="0.9375" calcext:value-type="float">
            <text:p>0.94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style-name="ce6" table:formula="of:=[.A47]*10/256" office:value-type="float" office:value="1.2890625" calcext:value-type="float">
            <text:p>1.29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table:style-name="ce6" table:formula="of:=[.A48]*10/256" office:value-type="float" office:value="0.8203125" calcext:value-type="float">
            <text:p>0.82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style-name="ce6" table:formula="of:=[.A49]*10/256" office:value-type="float" office:value="1.4453125" calcext:value-type="float">
            <text:p>1.4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6" table:formula="of:=[.A50]*10/256" office:value-type="float" office:value="1.171875" calcext:value-type="float">
            <text:p>1.17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6" table:formula="of:=[.A51]*10/256" office:value-type="float" office:value="0.78125" calcext:value-type="float">
            <text:p>0.78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style-name="ce6" table:formula="of:=[.A52]*10/256" office:value-type="float" office:value="1.1328125" calcext:value-type="float">
            <text:p>1.13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style-name="ce6" table:formula="of:=[.A53]*10/256" office:value-type="float" office:value="1.6796875" calcext:value-type="float">
            <text:p>1.68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style-name="ce6" table:formula="of:=[.A54]*10/256" office:value-type="float" office:value="0.859375" calcext:value-type="float">
            <text:p>0.8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style-name="ce6" table:formula="of:=[.A55]*10/256" office:value-type="float" office:value="1.09375" calcext:value-type="float">
            <text:p>1.09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style-name="ce6" table:formula="of:=[.A56]*10/256" office:value-type="float" office:value="1.6015625" calcext:value-type="float">
            <text:p>1.60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kel" table:style-name="ta3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#Winkel</text:p>
          </table:table-cell>
          <table:table-cell office:value-type="string" calcext:value-type="string">
            <text:p>Gra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kel_nochmal" table:style-name="ta3">
        <table:table-column table:style-name="co1" table:number-columns-repeated="1024" table:default-cell-style-name="ce4"/>
        <table:table-row table:style-name="ro1">
          <table:table-cell office:value-type="string" calcext:value-type="string">
            <text:p>#Winkel</text:p>
          </table:table-cell>
          <table:table-cell office:value-type="string" calcext:value-type="string">
            <text:p>Grad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Mittelw.</text:p>
          </table:table-cell>
          <table:table-cell office:value-type="string" calcext:value-type="string">
            <text:p>SQRT(VAR)</text:p>
          </table:table-cell>
          <table:table-cell office:value-type="string" calcext:value-type="string">
            <text:p>Fehle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7" table:formula="of:=AVERAGE([.B2:.B7])" office:value-type="float" office:value="120.833333333333" calcext:value-type="float">
            <text:p>120.8</text:p>
          </table:table-cell>
          <table:table-cell table:style-name="ce7" table:formula="of:=SQRT(VAR([.B2:.B7]))" office:value-type="float" office:value="8.68139773692386" calcext:value-type="float">
            <text:p>8.7</text:p>
          </table:table-cell>
          <table:table-cell table:style-name="ce7" table:formula="of:=[.E3]/SQRT(6)" office:value-type="float" office:value="3.54416578493601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Christian</meta:initial-creator>
    <meta:creation-date>2014-10-25T11:08:09Z</meta:creation-date>
    <dc:date>2014-10-27T13:02:05.447000000</dc:date>
    <meta:editing-duration>P0D</meta:editing-duration>
    <meta:editing-cycles>1</meta:editing-cycles>
    <meta:document-statistic meta:table-count="4" meta:cell-count="294" meta:object-count="0"/>
  </office:meta>
</office:document-meta>
</file>